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187d" officeooo:paragraph-rsid="000b187d"/>
    </style:style>
    <style:style style:name="P2" style:family="paragraph" style:parent-style-name="Standard">
      <style:text-properties officeooo:rsid="000ce84c" officeooo:paragraph-rsid="000ce8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ytm- to zbiór czynności których wykonanie spowoduje rozwiązanie danego zadania</text:p>
      <text:p text:style-name="P1"/>
      <text:p text:style-name="P1">algorytm może posiadać dane wyjściowe i wejściowe</text:p>
      <text:p text:style-name="P1"/>
      <text:p text:style-name="P2">cechy dobrego algorytmu – precyzyjne zdefiniowanie, nie ma interpretowania każdy musi rozumieć go tak samo, skończoność, wykonywalność, efektywność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7T09:50:54.923000000</dc:date>
    <meta:editing-duration>PT5M26S</meta:editing-duration>
    <meta:editing-cycles>1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3" meta:word-count="34" meta:character-count="279" meta:non-whitespace-character-count="247"/>
  </office:meta>
</office:document-meta>
</file>